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ans-serif" svg:font-family="sans-serif"/>
  </office:font-face-decls>
  <office:automatic-styles>
    <style:style style:name="Tabla1" style:family="table" style:master-page-name="MP0">
      <style:table-properties style:width="15.247cm" fo:margin-left="-0.191cm" style:page-number="auto" table:align="left"/>
    </style:style>
    <style:style style:name="Tabla1.A" style:family="table-column">
      <style:table-column-properties style:column-width="12.996cm"/>
    </style:style>
    <style:style style:name="Tabla1.B" style:family="table-column">
      <style:table-column-properties style:column-width="2.251cm"/>
    </style:style>
    <style:style style:name="Tabla1.1" style:family="table-row">
      <style:table-row-properties style:min-row-height="0.75cm" style:use-optimal-row-height="false"/>
    </style:style>
    <style:style style:name="Tabla1.A1" style:family="table-cell">
      <style:table-cell-properties fo:background-color="#dbe5f1" fo:padding-left="0.191cm" fo:padding-right="0.191cm" fo:padding-top="0cm" fo:padding-bottom="0cm" fo:border="0.5pt solid #00000a" style:writing-mode="lr-tb">
        <style:background-image/>
      </style:table-cell-properties>
    </style:style>
    <style:style style:name="Tabla1.2" style:family="table-row">
      <style:table-row-properties style:min-row-height="1.212cm" style:use-optimal-row-height="false"/>
    </style:style>
    <style:style style:name="Tabla1.A2" style:family="table-cell">
      <style:table-cell-properties fo:padding-left="0.191cm" fo:padding-right="0.191cm" fo:padding-top="0cm" fo:padding-bottom="0cm" fo:border="0.5pt solid #00000a" style:writing-mode="lr-tb"/>
    </style:style>
    <style:style style:name="P1" style:family="paragraph" style:parent-style-name="Standard">
      <style:paragraph-properties fo:margin-top="0cm" fo:margin-bottom="0cm" style:contextual-spacing="false" fo:line-height="100%" fo:break-before="pag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text-properties style:font-name="Calibri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Calibri"/>
    </style:style>
    <style:style style:name="P5" style:family="paragraph" style:parent-style-name="Standard">
      <style:paragraph-properties fo:text-align="justify" style:justify-single-word="false"/>
      <style:text-properties style:font-name="Calibri"/>
    </style:style>
    <style:style style:name="P6" style:family="paragraph" style:parent-style-name="Standard">
      <style:text-properties style:font-name="Calibri" officeooo:rsid="000a6ea4" officeooo:paragraph-rsid="000a6ea4"/>
    </style:style>
    <style:style style:name="P7" style:family="paragraph" style:parent-style-name="Standard">
      <style:paragraph-properties style:writing-mode="lr-tb"/>
      <style:text-properties style:font-name="Calibri"/>
    </style:style>
    <style:style style:name="P8" style:family="paragraph" style:parent-style-name="Standard">
      <style:text-properties style:font-name="Calibri" officeooo:rsid="000c5aa9" officeooo:paragraph-rsid="000c5aa9"/>
    </style:style>
    <style:style style:name="P9" style:family="paragraph" style:parent-style-name="Standard">
      <style:paragraph-properties fo:text-align="justify" style:justify-single-word="false"/>
      <style:text-properties style:font-name="Calibri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0a6ea4" style:font-weight-asian="bold"/>
    </style:style>
    <style:style style:name="T3" style:family="text">
      <style:text-properties officeooo:rsid="000a6ea4"/>
    </style:style>
    <style:style style:name="T4" style:family="text">
      <style:text-properties fo:font-size="12pt"/>
    </style:style>
    <style:style style:name="T5" style:family="text">
      <style:text-properties fo:font-size="12pt" officeooo:rsid="000a6ea4"/>
    </style:style>
    <style:style style:name="T6" style:family="text">
      <style:text-properties fo:font-size="12pt" officeooo:rsid="000c5aa9"/>
    </style:style>
    <style:style style:name="T7" style:family="text">
      <style:text-properties officeooo:rsid="000db1f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><text:span text:style-name="Fuente_20_de_20_párrafo_20_predeter."><text:span text:style-name="T1">EJERCICIOS EPIS:</text:span></text:span></text:p>
          </table:table-cell>
          <table:table-cell office:value-type="string">
            <text:p text:style-name="P1"/>
          </table:table-cell>
        </table:table-row>
        <table:table-row table:style-name="Tabla1.2">
          <table:table-cell table:style-name="Tabla1.A2" table:number-columns-spanned="2" office:value-type="string">
            <text:p text:style-name="P2"><text:span text:style-name="Fuente_20_de_20_párrafo_20_predeter."><text:span text:style-name="T1">NOMBRES: </text:span></text:span><text:span text:style-name="Fuente_20_de_20_párrafo_20_predeter."><text:span text:style-name="T2">Óscar Torres Rodríguez</text:span></text:span></text:p>
          </table:table-cell>
          <table:covered-table-cell/>
        </table:table-row>
      </table:table>
      <text:p text:style-name="Standard"/>
      <text:p text:style-name="P3">1. ¿Cómo define la normativa los equipos de protección individual?</text:p>
      <text:p text:style-name="P4"><text:span text:style-name="T5"><text:tab/>C</text:span><text:span text:style-name="T4">ualquier equipo destinado a ser llevado o sujetado por el trabajador para que le <text:s/>proteja de uno o varios riesgos que puedan amenazar su seguridad o su salud, así como <text:s/>cualquier complemento o accesorio destinado a tal fin.</text:span> </text:p>
      <text:p text:style-name="P3">2. Cita 3 tipos de vestimenta que NO se consideran EPIs</text:p>
      <text:p text:style-name="P6"><text:tab/>El material de deporte</text:p>
      <text:p text:style-name="P6"><text:tab/>El material de autodefensa</text:p>
      <text:p text:style-name="P6"><text:tab/>Los equipos de los servicios de socorro y salvamento</text:p>
      <text:p text:style-name="P3">3. ¿Quién debe proporcionar los EPis al trabajador? ¿Son gratuitos?</text:p>
      <text:p text:style-name="P3"><text:tab/><text:span text:style-name="T3">El empresario.</text:span></text:p>
      <text:p text:style-name="P3"><text:tab/><text:span text:style-name="T3">Para el trabajador son gratuitos, el empresario se tiene que hacer cargo de proporcionar al trabajador los equipos necesarios.</text:span></text:p>
      <text:p text:style-name="P3">4. ¿Qué tres condiciones deben reunir los EPIs? ¿Qué pasa si hay riesgos múltiples?</text:p>
      <text:p text:style-name="P5"><text:tab/><text:bookmark text:name="page6R_mcid30"/><text:span text:style-name="T3">1.</text:span><text:span text:style-name="T4">Los equipos de protección individual proporcionarán una protección eficaz frente a los <text:s/>riesgos que motivan su uso, sin suponer por sí mismos u ocasionar riesgos adicionales ni <text:s/>molestias innecesarias.</text:span> </text:p>
      <text:p text:style-name="P5"><text:tab/><text:bookmark text:name="page8R_mcid0"/><text:span text:style-name="T3">2.</text:span><text:span text:style-name="T4">En caso de riesgos múltiples que exijan la utilización simultánea de varios equipos de <text:s/>protección individual, éstos deberán ser compatibles entre sí y mantener su eficacia en relación con el riesgo o riesgos correspondientes.</text:span> </text:p>
      <text:p text:style-name="P5"><text:bookmark text:name="page8R_mcid1"/><text:span text:style-name="T4"><text:tab/></text:span><text:span text:style-name="T5">3.</text:span><text:span text:style-name="T4">En cualquier caso, los equipos de protección individual que se utilicen de acuerdo con lo dispuesto en el artículo 4 de este Real Decreto deberán reunir los requisitos establecidos <text:s/>en cualquier disposición legal o reglamentaria que les sea de aplicación, en particular en lo <text:s/>relativo a su diseño y fabricación.</text:span> </text:p>
      <text:p text:style-name="P5"><text:tab/><text:span text:style-name="T3">Que los equipos de protección tienen que ser compatibles entre si.</text:span></text:p>
      <text:p text:style-name="P5"/>
      <text:p text:style-name="P5"/>
      <text:p text:style-name="P5"/>
      <text:p text:style-name="P5"/>
      <text:p text:style-name="P3"><text:soft-page-break/>5. ¿Qué actuaciones deberá llevar a cabo el empresario a la hora de elegir los EPIs?</text:p>
      <text:p text:style-name="P7"><text:bookmark text:name="page8R_mcid7"/><text:span text:style-name="T4"><text:tab/>Analizar y evaluar los riesgos existentes que no puedan evitarse o limitarse <text:s/>suficientemente por otros medios.</text:span> </text:p>
      <text:p text:style-name="P5"><text:tab/><text:bookmark text:name="page8R_mcid8"/><text:span text:style-name="T4">Definir las características que deberán reunir los equipos de protección individual para garantizar su función, teniendo en cuenta la naturaleza y magnitud de los riesgos de los que deban proteger, así como los factores adicionales de riesgo que puedan constituir los propios equipos de protección individual o su utilización.</text:span> </text:p>
      <text:p text:style-name="P5"><text:tab/><text:bookmark text:name="page8R_mcid9"/><text:span text:style-name="T4">Comparar las características de los equipos de protección individual existentes en el mercado con las definidas según lo señalado en el párrafo anterior.</text:span> </text:p>
      <text:p text:style-name="P3">6. Los EPIs, ¿Son de uso personal o cabe la posibilidad de uso compartido?</text:p>
      <text:p text:style-name="P4"><text:bookmark text:name="page8R_mcid24"/><text:span text:style-name="T4"><text:tab/>Los equipos de protección individual estarán destinados, en principio, a un uso <text:s/>personal. Si las circunstancias exigiesen la utilización de un equipo por varias personas, se adoptarán las medidas necesarias para que ello no origine ningún problema de salud o de higiene a los diferentes usuarios.</text:span> </text:p>
      <text:p text:style-name="P3"/>
      <text:p text:style-name="P3">7. ¿Qué obligaciones tiene el trabajador con respecto a los EPIs?</text:p>
      <text:p text:style-name="P4"><text:bookmark text:name="page10R_mcid19"/><text:span text:style-name="T4"><text:tab/>Utilizar y cuidar correctamente los equipos de protección individual.</text:span> </text:p>
      <text:p text:style-name="P4"><text:bookmark text:name="page10R_mcid20"/><text:span text:style-name="T4"><text:tab/>Colocar el equipo de protección individual después de su utilización en el lugar indicado para ello.</text:span> </text:p>
      <text:p text:style-name="P4"><text:bookmark text:name="page10R_mcid21"/><text:span text:style-name="T4"><text:tab/>Informar de inmediato a su superior jerárquico directo de cualquier defecto, anomalía o daño apreciado en el equipo de protección individual utilizado que, a su juicio, pueda entrañar una pérdida de su eficacia protectora.</text:span> </text:p>
      <text:p text:style-name="P3">8. Cita 3 EPIS que protejan las vías respiratorias</text:p>
      <text:p text:style-name="P3"><text:tab/><text:bookmark text:name="page12R_mcid33"/><text:span text:style-name="T4">Equipos filtrantes de partículas, </text:span><text:span text:style-name="T6">e</text:span><text:span text:style-name="T4">quipos aislantes de aire libre,</text:span><text:span text:style-name="T6">e</text:span><text:span text:style-name="T4">quipos de submarinismo. </text:span></text:p>
      <text:p text:style-name="P3">9. Cita 2 protectores del tronco y del abdomen</text:p>
      <text:p text:style-name="P3"><text:tab/><text:bookmark text:name="page14R_mcid27"/><text:span text:style-name="T4">Arneses, </text:span><text:span text:style-name="T6">e</text:span><text:span text:style-name="T4">quipos de protección contra las caídas de altura. </text:span></text:p>
      <text:p text:style-name="P3">10. Cita 3 actividades que puedan precisar protección ocular o facial (No está en el RD)</text:p>
      <text:p text:style-name="P8"><text:tab/>Trabajar con una radial, trabajo de soldadura, trabajo con un agente químico volátil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F" svg:font-family="F" style:font-family-generic="system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  <style:font-face style:name="sans-serif" svg:font-family="sans-serif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style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imSun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Arial" style:font-family-complex="Arial" style:font-family-generic-complex="swiss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uente_20_de_20_párrafo_20_predeter." style:display-name="Fuente de párrafo predeter.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baa</meta:initial-creator>
    <meta:creation-date>2015-03-27T10:57:00Z</meta:creation-date>
    <dc:date>2021-09-28T12:04:40.299000000</dc:date>
    <meta:editing-cycles>3</meta:editing-cycles>
    <meta:editing-duration>PT12M32S</meta:editing-duration>
    <meta:document-statistic meta:table-count="1" meta:image-count="0" meta:object-count="0" meta:page-count="2" meta:paragraph-count="32" meta:word-count="552" meta:character-count="3545" meta:non-whitespace-character-count="2983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dam122/AppData/Local/Temp/Ejercicio%20EPIs.odt/Normal"/>
  </office:meta>
</office:document-meta>
</file>